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1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22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2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24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2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4dbb"/>
    </style:style>
    <style:style style:name="T26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justify" fo:margin-bottom="10.00pt"/>
    </style:style>
    <style:style style:name="P2" style:family="paragraph">
      <style:paragraph-properties fo:line-height="100.00%" fo:text-align="justify"/>
    </style:style>
  </office:automatic-styles>
  <office:body>
    <office:text>
      <text:p text:style-name="P1"><text:span text:style-name="T1">CAMUNDA ASSIGNMENT </text:span></text:p>
      <text:p text:style-name="P1"><text:span text:style-name="T1">NAME : AFREEN IQBAL KHAN</text:span></text:p>
      <text:p text:style-name="P1"><text:span text:style-name="T1"/></text:p>
      <text:p text:style-name="P2"><text:span text:style-name="T1">1. WhatsApp Message Sending Process:</text:span></text:p>
      <text:p text:style-name="P2"><text:span text:style-name="T1"/></text:p>
      <text:p text:style-name="P2"><text:span text:style-name="T2">a. You start by deciding to send a message.</text:span></text:p>
      <text:p text:style-name="P2"><text:span text:style-name="T2">b. You compose your message.</text:span></text:p>
      <text:p text:style-name="P2"><text:span text:style-name="T2">c. When you hit 'Send', your phone tries to deliver the message.</text:span></text:p>
      <text:p text:style-name="P2"><text:span text:style-name="T2">d.If the message sends successfully, great - you're done!</text:span></text:p>
      <text:p text:style-name="P2"><text:span text:style-name="T2">e. If the message fails to send (maybe because you don't have an internet connection), you're informed about the failure and can choose to try again.</text:span></text:p>
      <text:p text:style-name="P2"><text:span text:style-name="T3"/></text:p>
      <text:p text:style-name="P2"><text:span text:style-name="T4">WHATSAPP CAMUNDA LINK: </text:span></text:p>
      <text:p text:style-name="P2"><text:a xlink:href="https://modeler.cloud.camunda.io/share/3304ab06-a685-4fae-8d1d-7361d9fc6473"><text:span text:style-name="T5">https://modeler.cloud.camunda.io/share/3304ab06-a685-4fae-8d1d-7361d9fc6473</text:span></text:a><text:span text:style-name="T6"/></text:p>
      <text:p text:style-name="P2"><text:span text:style-name="T6"/></text:p>
      <text:p text:style-name="P2"><text:span text:style-name="T7"/></text:p>
      <text:p text:style-name="P2"><text:span text:style-name="T8">DESIGN:</text:span></text:p>
      <text:p text:style-name="P2"><text:span text:style-name="T9"/></text:p>
      <text:p text:style-name="P2"><draw:frame text:anchor-type="as-char" svg:width="152.40mm" svg:height="68.00mm" style:rel-width="scale" style:rel-height="scale"><draw:object-ole xlink:href="OleObj1"/><draw:image xlink:href="ObjectReplacements/OleObj1"/></draw:frame><text:span text:style-name="T9"/></text:p>
      <text:p text:style-name="P2"><text:span text:style-name="T9"/></text:p>
      <text:p text:style-name="P2"><text:span text:style-name="T9"/></text:p>
      <text:p text:style-name="P2"><text:span text:style-name="T10">OUTPUT:</text:span></text:p>
      <text:p text:style-name="P2"><text:span text:style-name="T11"/></text:p>
      <text:p text:style-name="P2"><text:span text:style-name="T12">1. If the message sends successfully, great - you're done!</text:span></text:p>
      <text:p text:style-name="P2"><text:span text:style-name="T13"/></text:p>
      <text:p text:style-name="P2"><draw:frame text:anchor-type="as-char" svg:width="152.40mm" svg:height="67.47mm" style:rel-width="scale" style:rel-height="scale"><draw:object-ole xlink:href="OleObj2"/><draw:image xlink:href="ObjectReplacements/OleObj2"/></draw:frame><text:span text:style-name="T13"/></text:p>
      <text:p text:style-name="P2"><text:span text:style-name="T13"/></text:p>
      <text:p text:style-name="P2"><text:span text:style-name="T14">2. If the message fails to send (maybe because you don't have an internet connection), you're informed about the failure.</text:span></text:p>
      <text:p text:style-name="P2"><text:span text:style-name="T15"/></text:p>
      <text:p text:style-name="P2"><draw:frame text:anchor-type="as-char" svg:width="152.40mm" svg:height="69.06mm" style:rel-width="scale" style:rel-height="scale"><draw:object-ole xlink:href="OleObj3"/><draw:image xlink:href="ObjectReplacements/OleObj3"/></draw:frame><text:span text:style-name="T15"/></text:p>
      <text:p text:style-name="P2"><text:span text:style-name="T15"/></text:p>
      <text:p text:style-name="P2"><text:span text:style-name="T16">3. If the message fails to send (maybe because you don't have an internet connection), you're informed about can choose to try again.</text:span></text:p>
      <text:p text:style-name="P2"><text:span text:style-name="T17"/></text:p>
      <text:p text:style-name="P2"><draw:frame text:anchor-type="as-char" svg:width="152.40mm" svg:height="68.00mm" style:rel-width="scale" style:rel-height="scale"><draw:object-ole xlink:href="OleObj4"/><draw:image xlink:href="ObjectReplacements/OleObj4"/></draw:frame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8"/></text:p>
      <text:p text:style-name="P2"><text:span text:style-name="T19">2. Facebook Post Creation Process:</text:span></text:p>
      <text:p text:style-name="P2"><text:span text:style-name="T19"/></text:p>
      <text:p text:style-name="P2"><text:span text:style-name="T20">a. The process begins when you decide to create a Facebook post.</text:span></text:p>
      <text:p text:style-name="P2"><text:span text:style-name="T20">b. You write your post and hit 'Post'.</text:span></text:p>
      <text:p text:style-name="P2"><text:span text:style-name="T20">c. Facebook then checks whether your post is in line with their rules (they call these 'community standards').</text:span></text:p>
      <text:p text:style-name="P2"><text:span text:style-name="T20">d. If your post doesn't meet these standards, you get a message telling you so, and you can't post it.</text:span></text:p>
      <text:p text:style-name="P2"><text:span text:style-name="T20">e. If your post does meet the standards, it gets posted on your timeline for your friends to see.</text:span></text:p>
      <text:p text:style-name="P2"><text:span text:style-name="T21"/></text:p>
      <text:p text:style-name="P2"><text:span text:style-name="T22">FACEBOOK CAMUNDA LINK:</text:span></text:p>
      <text:p text:style-name="P2"><text:a xlink:href="https://modeler.cloud.camunda.io/share/fb8fadd8-1484-4b8a-9012-fe97559a6a66"><text:span text:style-name="T23">https://modeler.cloud.camunda.io/share/fb8fadd8-1484-4b8a-9012-fe97559a6a66</text:span></text:a><text:span text:style-name="T24"/></text:p>
      <text:p text:style-name="P2"><text:span text:style-name="T24"/></text:p>
      <text:p text:style-name="P2"><text:span text:style-name="T24"/></text:p>
      <text:p text:style-name="P2"><text:span text:style-name="T24">DESIGN:</text:span></text:p>
      <text:p text:style-name="P2"><text:span text:style-name="T24"/></text:p>
      <text:p text:style-name="P2"><draw:frame text:anchor-type="as-char" svg:width="173.54mm" svg:height="81.24mm" style:rel-width="scale" style:rel-height="scale"><draw:object-ole xlink:href="OleObj5"/><draw:image xlink:href="ObjectReplacements/OleObj5"/></draw:frame><text:span text:style-name="T24"/></text:p>
      <text:p text:style-name="P2"><text:span text:style-name="T24"/></text:p>
      <text:p text:style-name="P2"><text:span text:style-name="T24"/></text:p>
      <text:p text:style-name="P2"><text:span text:style-name="T24">OUTPUT:</text:span></text:p>
      <text:p text:style-name="P2"><text:span text:style-name="T24"/></text:p>
      <text:p text:style-name="P2"><text:span text:style-name="T24">a. If your post doesn't meet these standards, you get a message telling you so, and you can't post it.</text:span></text:p>
      <text:p text:style-name="P2"><text:span text:style-name="T24"/></text:p>
      <text:p text:style-name="P2"><draw:frame text:anchor-type="as-char" svg:width="152.40mm" svg:height="68.26mm" style:rel-width="scale" style:rel-height="scale"><draw:object-ole xlink:href="OleObj6"/><draw:image xlink:href="ObjectReplacements/OleObj6"/></draw:frame><text:span text:style-name="T24"/></text:p>
      <text:p text:style-name="P2"><text:span text:style-name="T24"/></text:p>
      <text:p text:style-name="P2"><text:span text:style-name="T24">b. If your post does meet the standards, it gets posted on your timeline for your friends to see.</text:span></text:p>
      <text:p text:style-name="P2"><text:span text:style-name="T24"/></text:p>
      <text:p text:style-name="P2"><draw:frame text:anchor-type="as-char" svg:width="152.40mm" svg:height="69.32mm" style:rel-width="scale" style:rel-height="scale"><draw:object-ole xlink:href="OleObj7"/><draw:image xlink:href="ObjectReplacements/OleObj7"/></draw:frame><text:span text:style-name="T24"/></text:p>
      <text:p text:style-name="P2"><text:span text:style-name="T24"/></text:p>
      <text:p text:style-name="P2"><text:span text:style-name="T24"/></text:p>
      <text:p text:style-name="P2"><text:span text:style-name="T24">3. Gmail Email Sending Process:</text:span></text:p>
      <text:p text:style-name="P2"><text:span text:style-name="T24"/></text:p>
      <text:p text:style-name="P2"><text:span text:style-name="T24">a. You decide to send an email, so you compose it.</text:span></text:p>
      <text:p text:style-name="P2"><text:span text:style-name="T24">b. You hit 'Send'.</text:span></text:p>
      <text:p text:style-name="P2"><text:span text:style-name="T24">c. If your email sends successfully, you're all done.</text:span></text:p>
      <text:p text:style-name="P2"><text:span text:style-name="T24">d. If it fails to send (maybe because you're not connected to the internet), you'll be informed and can choose to try sending it again or save it as a draft to send later.</text:span></text:p>
      <text:p text:style-name="P2"><text:span text:style-name="T24"/></text:p>
      <text:p text:style-name="P2"><text:span text:style-name="T24">GMAIL CAMUNDA LINK:</text:span></text:p>
      <text:p text:style-name="P2"><text:a xlink:href="https://modeler.cloud.camunda.io/share/3304ab06-a685-4fae-8d1d-7361d9fc6473"><text:span text:style-name="T25">https://modeler.cloud.camunda.io/share/3304ab06-a685-4fae-8d1d-7361d9fc6473</text:span></text:a><text:span text:style-name="T26"/></text:p>
      <text:p text:style-name="P2"><text:span text:style-name="T26"/></text:p>
      <text:p text:style-name="P2"><text:span text:style-name="T26">Design:</text:span></text:p>
      <text:p text:style-name="P2"><text:span text:style-name="T26"/></text:p>
      <text:p text:style-name="P2"><draw:frame text:anchor-type="as-char" svg:width="152.40mm" svg:height="68.26mm" style:rel-width="scale" style:rel-height="scale"><draw:object-ole xlink:href="OleObj8"/><draw:image xlink:href="ObjectReplacements/OleObj8"/></draw:frame><text:span text:style-name="T26"/></text:p>
      <text:p text:style-name="P2"><text:span text:style-name="T26"/></text:p>
      <text:p text:style-name="P2"><text:span text:style-name="T26">OUTPUT:</text:span></text:p>
      <text:p text:style-name="P2"><text:span text:style-name="T26"/></text:p>
      <text:p text:style-name="P2"><text:span text:style-name="T26">a. If your email sends successfully, you're all done.</text:span></text:p>
      <text:p text:style-name="P2"><text:span text:style-name="T26"/></text:p>
      <text:p text:style-name="P2"><draw:frame text:anchor-type="as-char" svg:width="152.40mm" svg:height="68.00mm" style:rel-width="scale" style:rel-height="scale"><draw:object-ole xlink:href="OleObj9"/><draw:image xlink:href="ObjectReplacements/OleObj9"/></draw:frame><text:span text:style-name="T26"/></text:p>
      <text:p text:style-name="P2"><text:span text:style-name="T26"/></text:p>
      <text:p text:style-name="P2"><text:span text:style-name="T26">b.<text:s text:c="2"/>If it fails to send (maybe because you're not connected to the internet), you'll be informed save it as a draft to send later.</text:span></text:p>
      <text:p text:style-name="P2"><text:span text:style-name="T26"/></text:p>
      <text:p text:style-name="P2"><draw:frame text:anchor-type="as-char" svg:width="152.40mm" svg:height="72.23mm" style:rel-width="scale" style:rel-height="scale"><draw:object-ole xlink:href="OleObj10"/><draw:image xlink:href="ObjectReplacements/OleObj10"/></draw:frame><text:span text:style-name="T26"/></text:p>
      <text:p text:style-name="P2"><text:span text:style-name="T26"/></text:p>
      <text:p text:style-name="P2"><text:span text:style-name="T26">c. If it fails to send (maybe because you're not connected to the internet), you'll be informed and can choose to try sending it again.</text:span></text:p>
      <text:p text:style-name="P2"><text:span text:style-name="T26"/></text:p>
      <text:p text:style-name="P2"><draw:frame text:anchor-type="as-char" svg:width="152.40mm" svg:height="69.85mm" style:rel-width="scale" style:rel-height="scale"><draw:object-ole xlink:href="OleObj11"/><draw:image xlink:href="ObjectReplacements/OleObj11"/></draw:frame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2"><text:span text:style-name="T27"/></text:p>
      <text:p text:style-name="P2"><text:span text:style-name="T27"/></text:p>
      <text:p text:style-name="P2"><text:span text:style-name="T27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